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umor Sans" fo:font-size="44pt" style:font-size-asian="44pt" style:font-size-complex="44pt"/>
    </style:style>
    <style:style style:name="P2" style:family="paragraph" style:parent-style-name="Standard">
      <style:text-properties style:font-name="Humor Sans" fo:font-size="44pt" officeooo:paragraph-rsid="000c1f35" style:font-size-asian="44pt" style:font-size-complex="44pt"/>
    </style:style>
    <style:style style:name="T1" style:family="text">
      <style:text-properties officeooo:rsid="000c1f35"/>
    </style:style>
    <style:style style:name="T2" style:family="text">
      <style:text-properties style:font-name="Comic Sans MS" officeooo:rsid="000c1f35"/>
    </style:style>
    <style:style style:name="T3" style:family="text">
      <style:text-properties style:font-name="Comic Sans MS" officeooo:rsid="000c8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1">T Tttt <text:s/></text:span><text:span text:style-name="T2">t t</text:span><text:span text:style-name="T2"> 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Humor Sans" svg:font-family="'Humor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0T12:15:28</meta:creation-date>
    <dc:date>2013-08-30T12:17:29</dc:date>
    <meta:editing-duration>PT1M16S</meta:editing-duration>
    <meta:editing-cycles>2</meta:editing-cycles>
    <meta:generator>LibreOffice/4.0.3.3$Linux_X86_64 LibreOffice_project/400m0$Build-3</meta:generator>
    <meta:document-statistic meta:table-count="0" meta:image-count="0" meta:object-count="0" meta:page-count="1" meta:paragraph-count="1" meta:word-count="5" meta:character-count="14" meta:non-whitespace-character-count="8"/>
  </office:meta>
</office:document-meta>
</file>